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16612d" officeooo:paragraph-rsid="0016612d"/>
    </style:style>
    <style:style style:name="P2" style:family="paragraph" style:parent-style-name="Standard">
      <style:text-properties style:font-name="Courier New" fo:font-weight="bold" officeooo:rsid="0016612d" officeooo:paragraph-rsid="0016612d" style:font-weight-asian="bold" style:font-weight-complex="bold"/>
    </style:style>
    <style:style style:name="P3" style:family="paragraph" style:parent-style-name="Standard">
      <style:text-properties style:font-name="Courier New" fo:font-weight="normal" officeooo:rsid="0016612d" officeooo:paragraph-rsid="0016612d" style:font-weight-asian="normal" style:font-weight-complex="normal"/>
    </style:style>
    <style:style style:name="P4" style:family="paragraph" style:parent-style-name="Standard">
      <style:text-properties style:font-name="Courier New" style:text-underline-style="none" fo:font-weight="normal" officeooo:rsid="0016612d" officeooo:paragraph-rsid="0016612d" style:font-weight-asian="normal" style:font-weight-complex="normal"/>
    </style:style>
    <style:style style:name="P5" style:family="paragraph" style:parent-style-name="Standard">
      <style:text-properties style:font-name="Courier New" style:text-underline-style="none" fo:font-weight="bold" officeooo:rsid="0016612d" officeooo:paragraph-rsid="0016612d" style:font-weight-asian="bold" style:font-weight-complex="bold"/>
    </style:style>
    <style:style style:name="P6" style:family="paragraph" style:parent-style-name="Standard">
      <style:text-properties style:font-name="Courier New" officeooo:rsid="00185835" officeooo:paragraph-rsid="00185835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2</text:p>
      <text:p text:style-name="P1"/>
      <text:p text:style-name="P6">Ángel García Pérez 1ºDAW 24/25</text:p>
      <text:p text:style-name="P1"/>
      <text:p text:style-name="P1"/>
      <text:p text:style-name="P1"/>
      <text:p text:style-name="P2">Ejercicio 1</text:p>
      <text:p text:style-name="P1"/>
      <text:p text:style-name="P1">Pedidos (<text:span text:style-name="T1">#id</text:span>, fecha, importe_iva, importe_total-d)</text:p>
      <text:p text:style-name="P1"/>
      <text:p text:style-name="P1">Articulos (<text:span text:style-name="T1">#id</text:span><text:span text:style-name="T3">, descripcion, precio)</text:span></text:p>
      <text:p text:style-name="P1"><text:span text:style-name="T3"/></text:p>
      <text:p text:style-name="P1"><text:span text:style-name="T3">Pedidos_incluye_articulos (</text:span><text:span text:style-name="T1">#pedidos_id, #articulos_id</text:span><text:span text:style-name="T3">, precio, cantidad, descuento, iva)</text:span></text:p>
      <text:p text:style-name="P1"><text:span text:style-name="T3"/></text:p>
      <text:p text:style-name="P4">pedido_id → Pedidos(not null, B:C, M:C)</text:p>
      <text:p text:style-name="P4">articulo_id → Articulos (null, B:R, M:C)</text:p>
      <text:p text:style-name="P1"><text:span text:style-name="T3"/></text:p>
      <text:p text:style-name="P1"><text:span text:style-name="T3"/></text:p>
      <text:p text:style-name="P5">Ejercicio 2</text:p>
      <text:p text:style-name="P1"><text:span text:style-name="T3"/></text:p>
      <text:p text:style-name="P1"><text:span text:style-name="T3">Usuarios (</text:span><text:span text:style-name="T1">#id,</text:span><text:span text:style-name="T3"> nombre, </text:span><text:span text:style-name="T4">email)</text:span></text:p>
      <text:p text:style-name="P1"><text:span text:style-name="T3"/></text:p>
      <text:p text:style-name="P1"><text:span text:style-name="T3">Canciones (</text:span><text:span text:style-name="T1">#id</text:span><text:span text:style-name="T3">, titulo)</text:span></text:p>
      <text:p text:style-name="P1"><text:span text:style-name="T3"/></text:p>
      <text:p text:style-name="P1"><text:span text:style-name="T3">Usuario_escucha_cancion (</text:span><text:span text:style-name="T1">#usuarios_id, #canciones_id</text:span><text:span text:style-name="T3">, fecha, hora)</text:span></text:p>
      <text:p text:style-name="P1"><text:span text:style-name="T3"/></text:p>
      <text:p text:style-name="P4">usuarios_id → (not null, B:R, M:C)</text:p>
      <text:p text:style-name="P4">canciones_id → (not null, B:C, M:C)</text:p>
      <text:p text:style-name="P1"><text:span text:style-name="T3"/></text:p>
      <text:p text:style-name="P1"><text:span text:style-name="T3"/></text:p>
      <text:p text:style-name="P2"><text:span text:style-name="T2"/></text:p>
      <text:p text:style-name="P5">Ejercicio 3</text:p>
      <text:p text:style-name="P2"/>
      <text:p text:style-name="P3">Partidos (<text:span text:style-name="T1">#id</text:span><text:span text:style-name="T2">, fecha, jornada)</text:span></text:p>
      <text:p text:style-name="P3"/>
      <text:p text:style-name="P3">Jugadores (<text:span text:style-name="T1">#id</text:span><text:span text:style-name="T2">, nombre)</text:span></text:p>
      <text:p text:style-name="P3"/>
      <text:p text:style-name="P3">Jugadores_juegan_partidos (<text:span text:style-name="T1">#partidos_id, #jugadores_id,</text:span><text:span text:style-name="T2"> pases, goles, minutos, tarjetas)</text:span></text:p>
      <text:p text:style-name="P3"/>
      <text:p text:style-name="P3">partidos_id → (null, B:C, M:C)</text:p>
      <text:p text:style-name="P3">jugadores_id → (not null, B:C, M:C)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09:43:52.510000000</meta:creation-date>
    <dc:date>2024-11-25T18:28:05.135000000</dc:date>
    <meta:editing-duration>PT18M22S</meta:editing-duration>
    <meta:editing-cycles>2</meta:editing-cycles>
    <meta:generator>LibreOffice/7.6.7.2$Windows_X86_64 LibreOffice_project/dd47e4b30cb7dab30588d6c79c651f218165e3c5</meta:generator>
    <meta:document-statistic meta:table-count="0" meta:image-count="0" meta:object-count="0" meta:page-count="1" meta:paragraph-count="20" meta:word-count="90" meta:character-count="722" meta:non-whitespace-character-count="652"/>
  </office:meta>
</office:document-meta>
</file>